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
      <text:p text:style-name="P1"><text:span text:style-name="T1">Code</text:span></text:p>
      <text:p text:style-name="P1"/>
      <text:p text:style-name="P1"><text:span text:style-name="T1">Intitulé</text:span></text:p>
      <text:p text:style-name="P1">Initiation Video #2</text:p>
      <text:p text:style-name="P1"><text:span text:style-name="T1">Description</text:span></text:p>
      <text:p text:style-name="P1">A compléter</text:p>
      <text:p text:style-name="P1"><text:span text:style-name="T1">Enseignants</text:span></text:p>
      <text:p text:style-name="P1">Romain DESCOURS</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LE_MNP</text:p>
      <text:p text:style-name="P1"><text:span text:style-name="T1">Intitulé</text:span></text:p>
      <text:p text:style-name="P1">Miscellaneous negociated projects</text:p>
      <text:p text:style-name="P1"><text:span text:style-name="T1">Description</text:span></text:p>
      <text:p text:style-name="P1">A project designed and implemented based on interviews in English.</text:p>
      <text:p text:style-name="P1"><text:span text:style-name="T1">Enseignants</text:span></text:p>
      <text:p text:style-name="P1">Ian Jackson</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Project documentation, presentation and implementation.</text:p>
      <text:p text:style-name="P1"/>
      <text:p text:style-name="P1">-------------------------------------------------------------------------------------</text:p>
      <text:p text:style-name="P1"/>
      <text:p text:style-name="P1"><text:span text:style-name="T1">Code</text:span></text:p>
      <text:p text:style-name="P1">LE_MOV_1</text:p>
      <text:p text:style-name="P1"><text:span text:style-name="T1">Intitulé</text:span></text:p>
      <text:p text:style-name="P1">English using film</text:p>
      <text:p text:style-name="P1"><text:span text:style-name="T1">Description</text:span></text:p>
      <text:p text:style-name="P1">Exploration of English/American culture and social/political values, using film as a vehicle for debate and discussion.</text:p>
      <text:p text:style-name="P1"><text:span text:style-name="T1">Enseignants</text:span></text:p>
      <text:p text:style-name="P1">Ian Jackson</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Written project</text:p>
      <text:p text:style-name="P1"/>
      <text:p text:style-name="P1">-------------------------------------------------------------------------------------</text:p>
      <text:p text:style-name="P1"/>
      <text:p text:style-name="P1"><text:span text:style-name="T1">Code</text:span></text:p>
      <text:p text:style-name="P1">LE_MUS</text:p>
      <text:p text:style-name="P1"><text:span text:style-name="T1">Intitulé</text:span></text:p>
      <text:p text:style-name="P1">Musical negociated projects</text:p>
      <text:p text:style-name="P1"><text:span text:style-name="T1">Description</text:span></text:p>
      <text:p text:style-name="P1">Practical module that explores the world of music and sound using the technology of the school, and all the instruments we can find. </text:p>
      <text:p text:style-name="P1"><text:span text:style-name="T1">Enseignants</text:span></text:p>
      <text:p text:style-name="P1">Ian Jackson</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Concert/recodring project</text:p>
      <text:p text:style-name="P1"/>
      <text:p text:style-name="P1">-------------------------------------------------------------------------------------</text:p>
      <text:p text:style-name="P1"/>
      <text:p text:style-name="P1"><text:span text:style-name="T1">Code</text:span></text:p>
      <text:p text:style-name="P1">PA_BDT</text:p>
      <text:p text:style-name="P1"><text:span text:style-name="T1">Intitulé</text:span></text:p>
      <text:p text:style-name="P1">RDV 2 (bureaux, documents)</text:p>
      <text:p text:style-name="P1"><text:span text:style-name="T1">Description</text:span></text:p>
      <text:p text:style-name="P1">- Une plateforme collective déchanges (entre étudiants, enseignants et participants aux RDV/RDC) : des réflexions et propositions sur la question de lexposition.<br/>
<text:line-break/>- Un laboratoire pour imaginer un évènement, penser une programmation. Un espace où lon peut coordonner différentes propositions. Un Work in progress pour re-penser le format de lexposition, (exemple : un disque dur pour des expositions RDV/RDC mobiles)..<br/>
<text:line-break/>- Un lieu ... extension de lespace RDV/RDC : un bureau.<br/>
<text:line-break/>- Un temps de préparation pour documenter, archiver et hiérarchiser les évènements RDV/RDC, mais aussi lactualité des expositions.<br/>
<text:line-break/>- Élaborer la communication (vers lextérieur), cartons dinvitations, réalisations darticles, créer un réseau de contacts : un blog, site, éditions etc... </text:p>
      <text:p text:style-name="P1"><text:span text:style-name="T1">Enseignants</text:span></text:p>
      <text:p text:style-name="P1">Frédéric Vaesen, Maïté Vissault, Catherine Chevalier</text:p>
      <text:p text:style-name="P1"><text:span text:style-name="T1">Crédits</text:span></text:p>
      <text:p text:style-name="P1">4</text:p>
      <text:p text:style-name="P1"><text:span text:style-name="T1">Pré-requis</text:span></text:p>
      <text:p text:style-name="P1"/>
      <text:p text:style-name="P1"><text:span text:style-name="T1">Évaluation</text:span></text:p>
      <text:p text:style-name="P1">Régularité de la participation, investissement, note méthodologique</text:p>
      <text:p text:style-name="P1"/>
      <text:p text:style-name="P1">-------------------------------------------------------------------------------------</text:p>
      <text:p text:style-name="P1"/>
      <text:p text:style-name="P1"><text:span text:style-name="T1">Code</text:span></text:p>
      <text:p text:style-name="P1">PA_DES_2</text:p>
      <text:p text:style-name="P1"><text:span text:style-name="T1">Intitulé</text:span></text:p>
      <text:p text:style-name="P1">Dessin/initiation gravure 2</text:p>
      <text:p text:style-name="P1"><text:span text:style-name="T1">Description</text:span></text:p>
      <text:p text:style-name="P1">- objectifs: apprendre à voir, développer une attention aux choses, une "présence" au monde environnant, acquérir par la pratique et la réflexion des bases permettant une représentation, amorce d'une réflexion sur l'incidence des choix de traduction et d'expression.<br/>
<text:line-break/><br/>
<text:line-break/>- séances en atelier : dessin d'observation (modèle vivant, objets, espace) commentaire et analyse à partir des  travaux proposés et du carnet                                               <br/>
<text:line-break/><br/>
<text:line-break/>- quotidiennement : tenue d'un carnet de bord journalier ( croquis observation, annotations,recherches, documentation) <br/>
<text:line-break/><br/>
<text:line-break/>- En s'appuyant sur les recherches du carnet , développement de séries  de dessins d'expression sur des thèmes proposés par chaque étudiant.<br/>
<text:line-break/><br/>
<text:line-break/>- Gravure : initiation aux techniques de base</text:p>
      <text:p text:style-name="P1"><text:span text:style-name="T1">Enseignants</text:span></text:p>
      <text:p text:style-name="P1">Christine Bouvier</text:p>
      <text:p text:style-name="P1"><text:span text:style-name="T1">Crédits</text:span></text:p>
      <text:p text:style-name="P1">2</text:p>
      <text:p text:style-name="P1"><text:span text:style-name="T1">Pré-requis</text:span></text:p>
      <text:p text:style-name="P1">PA_DES_1</text:p>
      <text:p text:style-name="P1"><text:span text:style-name="T1">Évaluation</text:span></text:p>
      <text:p text:style-name="P1">Tenue d'un carnet de bord journalier (croquis d'observation, annotations, documentation, réflexions,esquisses de projets).<br/>
<text:line-break/>Ce carnet est un support indispensable à la construction d'un regard singulier de l'étudiant, un témoin de son engagement ar</text:p>
      <text:p text:style-name="P1"/>
      <text:p text:style-name="P1">-------------------------------------------------------------------------------------</text:p>
      <text:p text:style-name="P1"/>
      <text:p text:style-name="P1"><text:span text:style-name="T1">Code</text:span></text:p>
      <text:p text:style-name="P1">PA_EXD</text:p>
      <text:p text:style-name="P1"><text:span text:style-name="T1">Intitulé</text:span></text:p>
      <text:p text:style-name="P1">Expression dessinée</text:p>
      <text:p text:style-name="P1"><text:span text:style-name="T1">Description</text:span></text:p>
      <text:p text:style-name="P1">A partir du dessin d'observation, encouragement à développer une expression personnelle. Pratique du dessin comme moyen de réflexion et conception. Recherche d'une mise en forme et d'une présentation pertinentes du travail. Choix d'un thème de travail d'expression graphique et en lien avec les recherches personnelles propres à chaque étudiant . Séances de travail de mise en page à partir d'éléments du carnet de bord.<br/>
<text:line-break/>Présence d'un modèle.</text:p>
      <text:p text:style-name="P1"><text:span text:style-name="T1">Enseignants</text:span></text:p>
      <text:p text:style-name="P1">Gilles Bachelet, Christine Bouvier</text:p>
      <text:p text:style-name="P1"><text:span text:style-name="T1">Crédits</text:span></text:p>
      <text:p text:style-name="P1">3</text:p>
      <text:p text:style-name="P1"><text:span text:style-name="T1">Pré-requis</text:span></text:p>
      <text:p text:style-name="P1">PA_DES_2</text:p>
      <text:p text:style-name="P1"><text:span text:style-name="T1">Évaluation</text:span></text:p>
      <text:p text:style-name="P1">Tenue d'un journal de bord.<br/>
<text:line-break/>Travail (réalisation dessinée) sur la thématique<br/>
<text:line-break/>Réalisations en atelier.</text:p>
      <text:p text:style-name="P1"/>
      <text:p text:style-name="P1">-------------------------------------------------------------------------------------</text:p>
      <text:p text:style-name="P1"/>
      <text:p text:style-name="P1"><text:span text:style-name="T1">Code</text:span></text:p>
      <text:p text:style-name="P1">PA_FILM</text:p>
      <text:p text:style-name="P1"><text:span text:style-name="T1">Intitulé</text:span></text:p>
      <text:p text:style-name="P1">Film : Langages et expériences cinématographiques et documentaires</text:p>
      <text:p text:style-name="P1"><text:span text:style-name="T1">Description</text:span></text:p>
      <text:p text:style-name="P1">A travers une sélection de films (communiquée au début du semestre), nous regarderons différents cheminements et expérimentations qu?a pu prendre et adopter le format "film" depuis les années soixante par rapport au souci de traduire, d?enregistrer et/ou de répondre à des réalités politiques ou sociales. <br/>
<text:line-break/>La forme filmique ne nous intéresse pas en tant qu?objet documentant une soi-disant réalité objective (ou dans un éventuel souci de documenter objectivement cette réalité) mais en tant qu?expérience, en tant qu?événement, en tant que pensée de cette réalité.<br/>
<text:line-break/>Quels sont les différents langages cinématographiques, les différences formelles et leurs enjeux etc. ? Quels sont les passages (les influences) entre pratique artistique et cinéma ? Quelles sont les potentialités des différents genres : cinéma, film expérimental, vidéo d?artiste, film documentaire. (?)<br/>
<text:line-break/>Chaque projection de film sera introduite par un(e) étudiant(e) qui produira une séquence vidéo en rapport au film (les modalités seront préciser au début du module).<br/>
<text:line-break/>Références cinématographiques  (à titre indicatif) : Alain Cavalier, Pedro Costa, J-L. Godard, Werner Herzog, Alexander Kluge, Robert Kramer, Chris Marker, Jonas Mekas, Trinh T. Minh-ha, Rithy Pan, Jack Smith, Robert Smithson, JM. Straub / D.Huillet, Agnes Varda, Peter Watkins, Frederick Wiseman, ?</text:p>
      <text:p text:style-name="P1"><text:span text:style-name="T1">Enseignants</text:span></text:p>
      <text:p text:style-name="P1">Andreas Fohr</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Régularité de la participation, proposition d'une interrogation d?un des films projetés, sous forme de réalisation d?une séquence vidéo qui donnera la base d?une discussion collective.</text:p>
      <text:p text:style-name="P1"/>
      <text:p text:style-name="P1">-------------------------------------------------------------------------------------</text:p>
      <text:p text:style-name="P1"/>
      <text:p text:style-name="P1"><text:span text:style-name="T1">Code</text:span></text:p>
      <text:p text:style-name="P1">PA_PEI_2</text:p>
      <text:p text:style-name="P1"><text:span text:style-name="T1">Intitulé</text:span></text:p>
      <text:p text:style-name="P1">Peindre ! #2</text:p>
      <text:p text:style-name="P1"><text:span text:style-name="T1">Description</text:span></text:p>
      <text:p text:style-name="P1">Réalisation dune oeuvre picturale qui serait comme une première synthèse des recherches, des expériences et découvertes, des impressions et réactions, qui ont nourri, motivé et orienté les réflexions artistiques de létudiant depuis le début de son cursus. Objectif : initiation pratique et sensible à la technique de la peinture, fabrication du châssis, préparation du support, mélange et préparation de la couleur. Confrontation à la réalité matérielle de loeuvre à la pratique datelier. Sinterroger sur la pratique picturale : quest-ce que lacte de peindre ? les enjeux : historiques, contemporains. Voir, questionner, proposer des références, avancer réflexions collectives et individuelles sur loeuvre...</text:p>
      <text:p text:style-name="P1"><text:span text:style-name="T1">Enseignants</text:span></text:p>
      <text:p text:style-name="P1">Frédéric Vaesen</text:p>
      <text:p text:style-name="P1"><text:span text:style-name="T1">Crédits</text:span></text:p>
      <text:p text:style-name="P1">2</text:p>
      <text:p text:style-name="P1"><text:span text:style-name="T1">Pré-requis</text:span></text:p>
      <text:p text:style-name="P1">PA_PEI_1</text:p>
      <text:p text:style-name="P1"><text:span text:style-name="T1">Évaluation</text:span></text:p>
      <text:p text:style-name="P1">Régularité et participation aux ateliers.<br/>
<text:line-break/>Contrôle continu avec trois exercices en cours de semestre : un projet finalisé comportant une série détudes, la construction du support (châssis toile) et la réalisation.</text:p>
      <text:p text:style-name="P1"/>
      <text:p text:style-name="P1">-------------------------------------------------------------------------------------</text:p>
      <text:p text:style-name="P1"/>
      <text:p text:style-name="P1"><text:span text:style-name="T1">Code</text:span></text:p>
      <text:p text:style-name="P1">PA_TRI_2</text:p>
      <text:p text:style-name="P1"><text:span text:style-name="T1">Intitulé</text:span></text:p>
      <text:p text:style-name="P1">Espace et communication 2</text:p>
      <text:p text:style-name="P1"><text:span text:style-name="T1">Description</text:span></text:p>
      <text:p text:style-name="P1">Initiation aux formes des présentation et méthodologie pour les concepts 3D. Basé sur les vrai projets.</text:p>
      <text:p text:style-name="P1"><text:span text:style-name="T1">Enseignants</text:span></text:p>
      <text:p text:style-name="P1">Ian Jackson</text:p>
      <text:p text:style-name="P1"><text:span text:style-name="T1">Crédits</text:span></text:p>
      <text:p text:style-name="P1">2</text:p>
      <text:p text:style-name="P1"><text:span text:style-name="T1">Pré-requis</text:span></text:p>
      <text:p text:style-name="P1">PA_TRI_1</text:p>
      <text:p text:style-name="P1"><text:span text:style-name="T1">Évaluation</text:span></text:p>
      <text:p text:style-name="P1">Maquette</text:p>
      <text:p text:style-name="P1"/>
      <text:p text:style-name="P1">-------------------------------------------------------------------------------------</text:p>
      <text:p text:style-name="P1"/>
      <text:p text:style-name="P1"><text:span text:style-name="T1">Code</text:span></text:p>
      <text:p text:style-name="P1">PA_WER_2</text:p>
      <text:p text:style-name="P1"><text:span text:style-name="T1">Intitulé</text:span></text:p>
      <text:p text:style-name="P1">Werken, qu'est-ce que c'est ma pratique entre bic et vidéo 2</text:p>
      <text:p text:style-name="P1"><text:span text:style-name="T1">Description</text:span></text:p>
      <text:p text:style-name="P1">À partir d'une oeuvre artistique (peinture, photo, sculpture, installation, performance), proposée comme point de départ : en tant quamorce, l'étudiant/e produira un travail en réponse, en écho.  Elle/il utilisera l'oeuvre en tant que guide, repère, idole et/ou contrepoint pour mettre en « oeuvre » un ensemble de recherches et délaborer un vocabulaire plastique personnel. Envisagé comme un work in progress, il sagira de collecter et de qualifier (individuellement ou collectivement) un choix de références artistiques, documentaires, den établir une problématique, un projet. <br/>
<text:line-break/>L'atelier a pour objectif de familiariser létudiant, à diversifier ses connaissances des matériaux, techniques, langages et leur combinatoires, et à décomplexer une approche expérimentale en lien aux pratiques artistiques et questions actuelles.</text:p>
      <text:p text:style-name="P1"><text:span text:style-name="T1">Enseignants</text:span></text:p>
      <text:p text:style-name="P1">Andreas Fohr, Frederic Vaesen</text:p>
      <text:p text:style-name="P1"><text:span text:style-name="T1">Crédits</text:span></text:p>
      <text:p text:style-name="P1">3</text:p>
      <text:p text:style-name="P1"><text:span text:style-name="T1">Pré-requis</text:span></text:p>
      <text:p text:style-name="P1">PA_WER_1</text:p>
      <text:p text:style-name="P1"><text:span text:style-name="T1">Évaluation</text:span></text:p>
      <text:p text:style-name="P1">Contrôle continu avec évaluation dune réalisation en fin de semestre.</text:p>
      <text:p text:style-name="P1"/>
      <text:p text:style-name="P1">-------------------------------------------------------------------------------------</text:p>
      <text:p text:style-name="P1"/>
      <text:p text:style-name="P1"><text:span text:style-name="T1">Code</text:span></text:p>
      <text:p text:style-name="P1">PE_MEM_5</text:p>
      <text:p text:style-name="P1"><text:span text:style-name="T1">Intitulé</text:span></text:p>
      <text:p text:style-name="P1">Mémoire DNSEP</text:p>
      <text:p text:style-name="P1"><text:span text:style-name="T1">Description</text:span></text:p>
      <text:p text:style-name="P1">RÃ©daction et mise en forme d'un mÃ©moire de recherche.</text:p>
      <text:p text:style-name="P1"><text:span text:style-name="T1">Enseignants</text:span></text:p>
      <text:p text:style-name="P1"/>
      <text:p text:style-name="P1"><text:span text:style-name="T1">Crédits</text:span></text:p>
      <text:p text:style-name="P1">6</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PG_AFF</text:p>
      <text:p text:style-name="P1"><text:span text:style-name="T1">Intitulé</text:span></text:p>
      <text:p text:style-name="P1">s'Afficher</text:p>
      <text:p text:style-name="P1"><text:span text:style-name="T1">Description</text:span></text:p>
      <text:p text:style-name="P1">- Atelier de production d'images et de mise en espace  dans la ville.<br/>
<text:line-break/>Le cours se déroule sous forme d'un atelier de travail collectif où les projets et idées sont mis en commun afin d'accélérer la production et la réalisation<br/>
<text:line-break/>- Réflexion sur un espace pluridimensionnel - l'adaptation des objets graphiques à des lieux atypiques, un usage contre -fonctionnel en rapport à une normalité  tout ceci dans le but de créer du sens et de la réflexion sur le graphisme dans nos rues.<br/>
<text:line-break/>Voici quelques pistes d'interventions possibles :<br/>
<text:line-break/>plaisir d'offrir, j'aime ma ville ou pas, parcours fléchés, jeu de piste du patrimoine, in-out, agrandir, écrivez plus gros il est sourd, tête en l'air, pieds sur terre, première à gauche et seconde à droite, tomber dans le panneau, interdiction d'afficher, 1 m2, bêtises dans la ville,<br/>
<text:line-break/>en sandwich,à bas les escargots!, attention ,tu as encore marché dedans!, je défi(l)e, slogans utopiques?<br/>
<text:line-break/><br/>
<text:line-break/>Les images ou objets graphiques peuvent s'imprimer, se confectionner sur différents supports avec différentes techniques.<br/>
<text:line-break/>Leurs installations et accrochages suivent donc le même chemin.<br/>
<text:line-break/>Le rythme doit être soutenu par une activité de groupe - un minimum de 5 projets par semestre - une réalisation tous les 15 jours -<br/>
<text:line-break/>la monstration se fera par une intervention lors de l'installation In situ - soit par photographie ou vidéo - et mise en ligne sur le blog de l"école.</text:p>
      <text:p text:style-name="P1"><text:span text:style-name="T1">Enseignants</text:span></text:p>
      <text:p text:style-name="P1">David Braillon, Gilles Dupuis</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5 projets par semestre</text:p>
      <text:p text:style-name="P1"/>
      <text:p text:style-name="P1">-------------------------------------------------------------------------------------</text:p>
      <text:p text:style-name="P1"/>
      <text:p text:style-name="P1"><text:span text:style-name="T1">Code</text:span></text:p>
      <text:p text:style-name="P1">PG_ARG_1</text:p>
      <text:p text:style-name="P1"><text:span text:style-name="T1">Intitulé</text:span></text:p>
      <text:p text:style-name="P1">Graphisme(s), <text:line-break/>atelier de recherches pour un monde meilleur</text:p>
      <text:p text:style-name="P1"><text:span text:style-name="T1">Description</text:span></text:p>
      <text:p text:style-name="P1">Peut-on aborder le graphisme en se positionnant en tant qu'auteur? Peut-on avoir une production personnelle dans un fonctionnement indissociable de la contrainte, c'est à dire la commande et la transcription de messages, dans une logique de fabrication et de diffusion? Qu'est-ce qu'un signe? Peut-on parler d'argent? Quel rapport entretenir avec un commanditaire? Comment choisir une typographie? Comment choisir du papier? Doit-on encore utiliser du papier? La couleur fait-elle sens? Peut-on se passer d'un ordinateur? Peut-on parler de politique? De la pluie et du beau temps? Qui commande? Comment résister? Graphisme ou art? Comment faire un livre? Une affiche? Doit-on écrire plus gros? Qu'est-ce qu'un logotype et à quoi ça sert? Peut-on uvrer pour un monde meilleur?<text:line-break/>L'atelier est un accompagnement à toutes ces questions et bien d'autres encore<text:line-break/><text:line-break/>Objectifs<text:line-break/>L'atelier a pour objectif d'accompagner les étudiants dans leur production graphique et de mettre en application une réflexion autour des images tout en se positionnant par rapport aux productions contemporaines et passées.<text:line-break/>Au travers de discussions et d'analyses, les projets personnels des étudiants s'inscrivent dans une production et des applications concrètes, de la maîtrise du sens à la mise en forme des projets.<text:line-break/></text:p>
      <text:p text:style-name="P1"><text:span text:style-name="T1">Enseignants</text:span></text:p>
      <text:p text:style-name="P1">Bruno Souêtre</text:p>
      <text:p text:style-name="P1"><text:span text:style-name="T1">Crédits</text:span></text:p>
      <text:p text:style-name="P1">3</text:p>
      <text:p text:style-name="P1"><text:span text:style-name="T1">Pré-requis</text:span></text:p>
      <text:p text:style-name="P1">PG_DGR_2</text:p>
      <text:p text:style-name="P1"><text:span text:style-name="T1">Évaluation</text:span></text:p>
      <text:p text:style-name="P1">Régularité de la participation aux ateliers.  Présentation orale et collective  d'un projet.</text:p>
      <text:p text:style-name="P1"/>
      <text:p text:style-name="P1">-------------------------------------------------------------------------------------</text:p>
      <text:p text:style-name="P1"/>
      <text:p text:style-name="P1"><text:span text:style-name="T1">Code</text:span></text:p>
      <text:p text:style-name="P1">PG_DGR_2</text:p>
      <text:p text:style-name="P1"><text:span text:style-name="T1">Intitulé</text:span></text:p>
      <text:p text:style-name="P1">Graphisme 2</text:p>
      <text:p text:style-name="P1"><text:span text:style-name="T1">Description</text:span></text:p>
      <text:p text:style-name="P1"> Approche de la  relation entre le texte et l'image (dessinée, photographique?)  par des exercices de mises en scènes/mise en sens dans l'espace d'une page, d'une affiche, etc.<br/>
<text:line-break/>Tenue d'un carnet de recherches obligatoire.</text:p>
      <text:p text:style-name="P1"><text:span text:style-name="T1">Enseignants</text:span></text:p>
      <text:p text:style-name="P1">Gilles Dupuis</text:p>
      <text:p text:style-name="P1"><text:span text:style-name="T1">Crédits</text:span></text:p>
      <text:p text:style-name="P1">3</text:p>
      <text:p text:style-name="P1"><text:span text:style-name="T1">Pré-requis</text:span></text:p>
      <text:p text:style-name="P1">PG_TYP_2</text:p>
      <text:p text:style-name="P1"><text:span text:style-name="T1">Évaluation</text:span></text:p>
      <text:p text:style-name="P1">Evaluation continue et rendus de travaux, toutes les 3 semaines.<br/>
<text:line-break/>Par accrochage ou présentation collective,<br/>
<text:line-break/>critères:<br/>
<text:line-break/>- analyse et compréhension des sujets,<br/>
<text:line-break/>- pertinence des réponses et des étapes de travail,<br/>
<text:line-break/>- présence en atelier.</text:p>
      <text:p text:style-name="P1"/>
      <text:p text:style-name="P1">-------------------------------------------------------------------------------------</text:p>
      <text:p text:style-name="P1"/>
      <text:p text:style-name="P1"><text:span text:style-name="T1">Code</text:span></text:p>
      <text:p text:style-name="P1">PG_EDI</text:p>
      <text:p text:style-name="P1"><text:span text:style-name="T1">Intitulé</text:span></text:p>
      <text:p text:style-name="P1">Illustration - Édition</text:p>
      <text:p text:style-name="P1"><text:span text:style-name="T1">Description</text:span></text:p>
      <text:p text:style-name="P1">Nous développons dans cet atelier des projets d'édition, avec pour objectif d'arriver à une maquette éditable ou à une micro-édition (tous les supports sont envisageables).</text:p>
      <text:p text:style-name="P1"><text:span text:style-name="T1">Enseignants</text:span></text:p>
      <text:p text:style-name="P1">Gilles Bachelet, Florette Eymenier</text:p>
      <text:p text:style-name="P1"><text:span text:style-name="T1">Crédits</text:span></text:p>
      <text:p text:style-name="P1">3</text:p>
      <text:p text:style-name="P1"><text:span text:style-name="T1">Pré-requis</text:span></text:p>
      <text:p text:style-name="P1">PA_DES_2 + PG_DGR_2</text:p>
      <text:p text:style-name="P1"><text:span text:style-name="T1">Évaluation</text:span></text:p>
      <text:p text:style-name="P1"/>
      <text:p text:style-name="P1"/>
      <text:p text:style-name="P1">-------------------------------------------------------------------------------------</text:p>
      <text:p text:style-name="P1"/>
      <text:p text:style-name="P1"><text:span text:style-name="T1">Code</text:span></text:p>
      <text:p text:style-name="P1">PG_EXS</text:p>
      <text:p text:style-name="P1"><text:span text:style-name="T1">Intitulé</text:span></text:p>
      <text:p text:style-name="P1">Exercices de style</text:p>
      <text:p text:style-name="P1"><text:span text:style-name="T1">Description</text:span></text:p>
      <text:p text:style-name="P1">Exercices de composition typographique</text:p>
      <text:p text:style-name="P1"><text:span text:style-name="T1">Enseignants</text:span></text:p>
      <text:p text:style-name="P1">Bruno Souêtre</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Régularité et qualité de la production et de la participation.</text:p>
      <text:p text:style-name="P1"/>
      <text:p text:style-name="P1">-------------------------------------------------------------------------------------</text:p>
      <text:p text:style-name="P1"/>
      <text:p text:style-name="P1"><text:span text:style-name="T1">Code</text:span></text:p>
      <text:p text:style-name="P1">PG_GPR</text:p>
      <text:p text:style-name="P1"><text:span text:style-name="T1">Intitulé</text:span></text:p>
      <text:p text:style-name="P1">Graphisme Programmé</text:p>
      <text:p text:style-name="P1"><text:span text:style-name="T1">Description</text:span></text:p>
      <text:p text:style-name="P1">Inititiation  à l'impact de la programmation sur la conception du graphisme, réalisation d'exercice et d'un mini-projet.</text:p>
      <text:p text:style-name="P1"><text:span text:style-name="T1">Enseignants</text:span></text:p>
      <text:p text:style-name="P1">Eric Choisy</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Présentation des réalisation en continu sur le semestre et validation finale.</text:p>
      <text:p text:style-name="P1"/>
      <text:p text:style-name="P1">-------------------------------------------------------------------------------------</text:p>
      <text:p text:style-name="P1"/>
      <text:p text:style-name="P1"><text:span text:style-name="T1">Code</text:span></text:p>
      <text:p text:style-name="P1">PG_ILL</text:p>
      <text:p text:style-name="P1"><text:span text:style-name="T1">Intitulé</text:span></text:p>
      <text:p text:style-name="P1">Illustration</text:p>
      <text:p text:style-name="P1"><text:span text:style-name="T1">Description</text:span></text:p>
      <text:p text:style-name="P1">L'image en tant que mise en lumière d'un concept ou d'un texte. Complémentarité entre l'écrit et le visuel. Recherche d'un langage graphique intime.</text:p>
      <text:p text:style-name="P1"><text:span text:style-name="T1">Enseignants</text:span></text:p>
      <text:p text:style-name="P1">Gilles Bachelet</text:p>
      <text:p text:style-name="P1"><text:span text:style-name="T1">Crédits</text:span></text:p>
      <text:p text:style-name="P1">3</text:p>
      <text:p text:style-name="P1"><text:span text:style-name="T1">Pré-requis</text:span></text:p>
      <text:p text:style-name="P1">PA_DES_2</text:p>
      <text:p text:style-name="P1"><text:span text:style-name="T1">Évaluation</text:span></text:p>
      <text:p text:style-name="P1">Suivi régulier des travaux.</text:p>
      <text:p text:style-name="P1"/>
      <text:p text:style-name="P1">-------------------------------------------------------------------------------------</text:p>
      <text:p text:style-name="P1"/>
      <text:p text:style-name="P1"><text:span text:style-name="T1">Code</text:span></text:p>
      <text:p text:style-name="P1">PG_PHG</text:p>
      <text:p text:style-name="P1"><text:span text:style-name="T1">Intitulé</text:span></text:p>
      <text:p text:style-name="P1">Photo-graphisme</text:p>
      <text:p text:style-name="P1"><text:span text:style-name="T1">Description</text:span></text:p>
      <text:p text:style-name="P1">Le graphisme et la photographie sont intimement liés. <br/>
<text:line-break/>Nous côtoyons quotidiennement ce couple quasi-indissociable dans les différents médias liés à la diffusion et à la commande: la presse, la publicité, la communication?<br/>
<text:line-break/>Nous allons interroger ce couple, par le cadrage, le découpage, le montage et autres pratiques de la lettre, en nous appuyant sur les travaux de Rotdtchenko ou de John Heartfield à Michal Batory en passant par Barbara Kruger.</text:p>
      <text:p text:style-name="P1"><text:span text:style-name="T1">Enseignants</text:span></text:p>
      <text:p text:style-name="P1">Etienne Dubois, Gilles Dupuis</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Validation des étapes de projets, évaluation  du projet dans sa réalisation.</text:p>
      <text:p text:style-name="P1"/>
      <text:p text:style-name="P1">-------------------------------------------------------------------------------------</text:p>
      <text:p text:style-name="P1"/>
      <text:p text:style-name="P1"><text:span text:style-name="T1">Code</text:span></text:p>
      <text:p text:style-name="P1">PG_TYP_2</text:p>
      <text:p text:style-name="P1"><text:span text:style-name="T1">Intitulé</text:span></text:p>
      <text:p text:style-name="P1">Initiation Typographie #2</text:p>
      <text:p text:style-name="P1"><text:span text:style-name="T1">Description</text:span></text:p>
      <text:p text:style-name="P1">Initiation à la mise en page /espace /vocabulaire /grille /hiéararchie de linformation<br/>
<text:line-break/>- Le rapport image/texte<br/>
<text:line-break/>- Choix typographique et sens<br/>
<text:line-break/>(Bibliographie : L'aventure des écritures, La page, BnF; The designer and the grid : lucienne roberts et julia thrift; Des carctères: muriel Paris; Lettres latines : Laurent Pflughaupt;  Typographie  Quand, qui, comment - Friedrich Friedl, Nicolaus Ott, Bernard Stein)</text:p>
      <text:p text:style-name="P1"><text:span text:style-name="T1">Enseignants</text:span></text:p>
      <text:p text:style-name="P1">David Braillon</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Evaluation continue et semestrielle.</text:p>
      <text:p text:style-name="P1"/>
      <text:p text:style-name="P1">-------------------------------------------------------------------------------------</text:p>
      <text:p text:style-name="P1"/>
      <text:p text:style-name="P1"><text:span text:style-name="T1">Code</text:span></text:p>
      <text:p text:style-name="P1">PG_TYP_4</text:p>
      <text:p text:style-name="P1"><text:span text:style-name="T1">Intitulé</text:span></text:p>
      <text:p text:style-name="P1">Graphisme et typographie 2</text:p>
      <text:p text:style-name="P1"><text:span text:style-name="T1">Description</text:span></text:p>
      <text:p text:style-name="P1">- la mise en page /espace /vocabulaire /grille /hiéararchie de l'information<br/>
<text:line-break/>- Le rapport image/texte<br/>
<text:line-break/>- Choix typographique et sens<br/>
<text:line-break/>- De la création à la réalisation d'une édition, au travers d'expériences<br/>
<text:line-break/>(Bibliographie : Abz alphabets graphismes typos, Gooding Mel; Typographies et photomontages constructivistes en URSS, Leclanche-Boulé Claude; Roman Cieslewicz. Centre Pompidou/Thames &amp; Hudson; Tschihold Jan, Livre et typographie.; De Merz à Emigre et au-delà : Graphisme et magazines d'avant-garde au XXe siècle, Steven Heller; Typoésie - Jérôme Peignot)</text:p>
      <text:p text:style-name="P1"><text:span text:style-name="T1">Enseignants</text:span></text:p>
      <text:p text:style-name="P1">David Braillon</text:p>
      <text:p text:style-name="P1"><text:span text:style-name="T1">Crédits</text:span></text:p>
      <text:p text:style-name="P1">3</text:p>
      <text:p text:style-name="P1"><text:span text:style-name="T1">Pré-requis</text:span></text:p>
      <text:p text:style-name="P1">PG_TYP_3</text:p>
      <text:p text:style-name="P1"><text:span text:style-name="T1">Évaluation</text:span></text:p>
      <text:p text:style-name="P1">Evaluation continue et semestrielle.</text:p>
      <text:p text:style-name="P1"/>
      <text:p text:style-name="P1">-------------------------------------------------------------------------------------</text:p>
      <text:p text:style-name="P1"/>
      <text:p text:style-name="P1"><text:span text:style-name="T1">Code</text:span></text:p>
      <text:p text:style-name="P1">PM_3DI</text:p>
      <text:p text:style-name="P1"><text:span text:style-name="T1">Intitulé</text:span></text:p>
      <text:p text:style-name="P1">Images numériques 3D</text:p>
      <text:p text:style-name="P1"><text:span text:style-name="T1">Description</text:span></text:p>
      <text:p text:style-name="P1">L'atelier d'initiation à l'image de synthèse dispensera une formation sur un logiciel spécifique, essentiellement dédié à la modélisation/animation/rendu d'objets dans des espaces numériques à trois dimensions. Ici nous nous intéresserons au comment construire des "scenes", à savoir modéliser des "mesh", placer des "lights", positionner des "cameras", faire des "uv unwrap", des "displacement maps", des "normal maps", régler des "IOR" et le nombre de "samples" sur les "shadow buffers"... Mais il s'agira essentiellement de s'affranchir, par la pratique, de cette terminologie complexe afin que l'outil et un savoir-faire servent aux idées du groupe comme de chaque étudiant.</text:p>
      <text:p text:style-name="P1"><text:span text:style-name="T1">Enseignants</text:span></text:p>
      <text:p text:style-name="P1">Maxime Chapelet</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PM_ANU</text:p>
      <text:p text:style-name="P1"><text:span text:style-name="T1">Intitulé</text:span></text:p>
      <text:p text:style-name="P1">Pratiques artistiques et numériques</text:p>
      <text:p text:style-name="P1"><text:span text:style-name="T1">Description</text:span></text:p>
      <text:p text:style-name="P1">Cet atelier propose une réflexion poétique, linguistique, technique, artistique autour des thèmes de la présence/abscence.<br/>
<text:line-break/>Agir dans le réel, depuis le réseau (à distance), afin de révéler, témoigner de la présence d'une personne, d'un corps dans un lieu physique.<br/>
<text:line-break/>Il est également le lieu de développement de projets artistiques à fort usage ou rapport des/aux technologies numériques.</text:p>
      <text:p text:style-name="P1"><text:span text:style-name="T1">Enseignants</text:span></text:p>
      <text:p text:style-name="P1">Eric Choisy</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PM_DIG</text:p>
      <text:p text:style-name="P1"><text:span text:style-name="T1">Intitulé</text:span></text:p>
      <text:p text:style-name="P1">Data In / Graph Out</text:p>
      <text:p text:style-name="P1"><text:span text:style-name="T1">Description</text:span></text:p>
      <text:p text:style-name="P1">Nous fabriquons et/ou consommons/manipulons de plus en plus de documents numériques (vidéos, photos, musiques, textes)<br/>
<text:line-break/>Nos ordinateurs (nos systèmes: Windows, MacOs, Linux) possèdent des moteurs de recherche pour nous aider à retrouver ces fichiers enterrés dans les arcanes de nos disques durs de plus en plus vastes ou du réseau en constante expansion.<br/>
<text:line-break/>Les données nous arrivent maintenant en flux (rss, stream vidéos, podcast)<br/>
<text:line-break/>Pour nous aider à lire, comprendre, ingérer ce flux, les designers numériques sont amenés à réfléchir et à construire des interfaces entre ces données bruts et notre intelligence.<br/>
<text:line-break/>De la même façon qu'il existe des grilles de mises en page pour le papier, cet atelier propose de se tenir à des représentations de bases de données selon des grilles, ou les particularités sont gérées, lissées et ou des mots comme design pattern ne sont pas que des anglicismes abscons<br/>
<text:line-break/><br/>
<text:line-break/>L?atelier propose de réfléchir en terme de design graphique numérique et d'ergonomie, et de mettre en oeuvre techniquement les sujets abordés (langage server-side(php.....), MySQL, xml, rss....).<br/>
<text:line-break/><br/>
<text:line-break/>prés-requis : initiation langage web (max), init programmation. </text:p>
      <text:p text:style-name="P1"><text:span text:style-name="T1">Enseignants</text:span></text:p>
      <text:p text:style-name="P1">Eric Choisy</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PM_DOC</text:p>
      <text:p text:style-name="P1"><text:span text:style-name="T1">Intitulé</text:span></text:p>
      <text:p text:style-name="P1">Projets documentaires</text:p>
      <text:p text:style-name="P1"><text:span text:style-name="T1">Description</text:span></text:p>
      <text:p text:style-name="P1">Suivre cet atelier c'est s'engager dans la réalisation d'un travail documentaire qui sera suivi au long terme.</text:p>
      <text:p text:style-name="P1"><text:span text:style-name="T1">Enseignants</text:span></text:p>
      <text:p text:style-name="P1">Florette Eymenier</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Validation des étapes d'écriture et de réalisation.</text:p>
      <text:p text:style-name="P1"/>
      <text:p text:style-name="P1">-------------------------------------------------------------------------------------</text:p>
      <text:p text:style-name="P1"/>
      <text:p text:style-name="P1"><text:span text:style-name="T1">Code</text:span></text:p>
      <text:p text:style-name="P1">PM_FAB</text:p>
      <text:p text:style-name="P1"><text:span text:style-name="T1">Intitulé</text:span></text:p>
      <text:p text:style-name="P1">Fabrication, reliures et autres boites (atelier)</text:p>
      <text:p text:style-name="P1"><text:span text:style-name="T1">Description</text:span></text:p>
      <text:p text:style-name="P1">Cet atelier est le lieu d'un travail sur la fabrication d'objets, d'éditions,... </text:p>
      <text:p text:style-name="P1"><text:span text:style-name="T1">Enseignants</text:span></text:p>
      <text:p text:style-name="P1">Etienne Dubois</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Régularité de la présence, qualité des réalisations.</text:p>
      <text:p text:style-name="P1"/>
      <text:p text:style-name="P1">-------------------------------------------------------------------------------------</text:p>
      <text:p text:style-name="P1"/>
      <text:p text:style-name="P1"><text:span text:style-name="T1">Code</text:span></text:p>
      <text:p text:style-name="P1">PM_GRV</text:p>
      <text:p text:style-name="P1"><text:span text:style-name="T1">Intitulé</text:span></text:p>
      <text:p text:style-name="P1">Gravure</text:p>
      <text:p text:style-name="P1"><text:span text:style-name="T1">Description</text:span></text:p>
      <text:p text:style-name="P1">Graver est un geste immémorial, fondateur, que chacun a déjà pratiqué : graver une table d'écolier, un tronc d'arbre<br/>
<text:line-break/>C'est un rapport direct à la matière :  laisser une trace, une empreinte, avant même toute idée d'impression. mais graver ne relève pas que du monde de la matière ; ainsi on parlera d'une image, d'un évènement gravé dans sa mémoire.<br/>
<text:line-break/>Développement par ce médium d'une démarche personnelle créative et expérimentale en relation avec les recherches propres à chaque étudiant. Réflexion et mise en oeuvre des projets : par exemple d' éditions.</text:p>
      <text:p text:style-name="P1"><text:span text:style-name="T1">Enseignants</text:span></text:p>
      <text:p text:style-name="P1">Christine Bouvier</text:p>
      <text:p text:style-name="P1"><text:span text:style-name="T1">Crédits</text:span></text:p>
      <text:p text:style-name="P1">3</text:p>
      <text:p text:style-name="P1"><text:span text:style-name="T1">Pré-requis</text:span></text:p>
      <text:p text:style-name="P1">PA_DES_2</text:p>
      <text:p text:style-name="P1"><text:span text:style-name="T1">Évaluation</text:span></text:p>
      <text:p text:style-name="P1">Suite de travaux cohérents.</text:p>
      <text:p text:style-name="P1"/>
      <text:p text:style-name="P1">-------------------------------------------------------------------------------------</text:p>
      <text:p text:style-name="P1"/>
      <text:p text:style-name="P1"><text:span text:style-name="T1">Code</text:span></text:p>
      <text:p text:style-name="P1">PM_IIL_2</text:p>
      <text:p text:style-name="P1"><text:span text:style-name="T1">Intitulé</text:span></text:p>
      <text:p text:style-name="P1">Atelier d'initiation à l'illustration #2</text:p>
      <text:p text:style-name="P1"><text:span text:style-name="T1">Description</text:span></text:p>
      <text:p text:style-name="P1">Bases techniques et mise en oeuvre d'une réflexion sur la complémentarité visuel/textuel.</text:p>
      <text:p text:style-name="P1"><text:span text:style-name="T1">Enseignants</text:span></text:p>
      <text:p text:style-name="P1">Gilles Bachelet</text:p>
      <text:p text:style-name="P1"><text:span text:style-name="T1">Crédits</text:span></text:p>
      <text:p text:style-name="P1">2</text:p>
      <text:p text:style-name="P1"><text:span text:style-name="T1">Pré-requis</text:span></text:p>
      <text:p text:style-name="P1">PM_IIL_1</text:p>
      <text:p text:style-name="P1"><text:span text:style-name="T1">Évaluation</text:span></text:p>
      <text:p text:style-name="P1">Exercices courts et précis et suivi régulier.</text:p>
      <text:p text:style-name="P1"/>
      <text:p text:style-name="P1">-------------------------------------------------------------------------------------</text:p>
      <text:p text:style-name="P1"/>
      <text:p text:style-name="P1"><text:span text:style-name="T1">Code</text:span></text:p>
      <text:p text:style-name="P1">PM_IPH_2</text:p>
      <text:p text:style-name="P1"><text:span text:style-name="T1">Intitulé</text:span></text:p>
      <text:p text:style-name="P1">Photographie numérique</text:p>
      <text:p text:style-name="P1"><text:span text:style-name="T1">Description</text:span></text:p>
      <text:p text:style-name="P1">Atelier de bases techniques pour la photographie et initiation d'une pratique personnelle.</text:p>
      <text:p text:style-name="P1"><text:span text:style-name="T1">Enseignants</text:span></text:p>
      <text:p text:style-name="P1">Pierre-Yves Brest, Etienne Dubois</text:p>
      <text:p text:style-name="P1"><text:span text:style-name="T1">Crédits</text:span></text:p>
      <text:p text:style-name="P1">2</text:p>
      <text:p text:style-name="P1"><text:span text:style-name="T1">Pré-requis</text:span></text:p>
      <text:p text:style-name="P1">PM_IPH_1</text:p>
      <text:p text:style-name="P1"><text:span text:style-name="T1">Évaluation</text:span></text:p>
      <text:p text:style-name="P1"/>
      <text:p text:style-name="P1"/>
      <text:p text:style-name="P1">-------------------------------------------------------------------------------------</text:p>
      <text:p text:style-name="P1"/>
      <text:p text:style-name="P1"><text:span text:style-name="T1">Code</text:span></text:p>
      <text:p text:style-name="P1">PM_NTI</text:p>
      <text:p text:style-name="P1"><text:span text:style-name="T1">Intitulé</text:span></text:p>
      <text:p text:style-name="P1">Nouveaux territoires de l'image</text:p>
      <text:p text:style-name="P1"><text:span text:style-name="T1">Description</text:span></text:p>
      <text:p text:style-name="P1">L?atelier Vidéo propose de mixer des pratiques et des médiums : installation vidéo, performance - dessin, peinture, vidéo, photo...afin d?expérimenter les nouveaux territoires en dehors des écrans de cinéma et de télévision. Pensez à l?implication de vos pratiques parallèles (musique, danse, sport?)<br/>
<text:line-break/><br/>
<text:line-break/>Méthodologie : <br/>
<text:line-break/>Les étudiants développent des projets individuels ou collectifs. Ils travaillent en petit groupe de production. Le groupe produit l?ensemble des projets. production ? présentation - documentation<br/>
<text:line-break/><br/>
<text:line-break/>Objectifs pédagogiques :<br/>
<text:line-break/>Comment une technique devient un langage - Acquérir un savoir technique par la réalisation de projets.<br/>
<text:line-break/>Enrichissement des connaissances historiques / théoriques / critiques à travers la présentation de documents audiovisuels <br/>
<text:line-break/>Accompagnement de l?étudiant, pour l?autonomiser : écriture en amont pour pouvoir produire, travail d?équipe pour la production, présentation orale collective, penser la monstration, écriture en aval pour la diffusion.</text:p>
      <text:p text:style-name="P1"><text:span text:style-name="T1">Enseignants</text:span></text:p>
      <text:p text:style-name="P1">Magali Desbazeille, Romain Descours</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Evaluations : production, présentation et documentation de chacun des projets. Bilan collectif.<br/>
<text:line-break/>Démarche de recherche, prise de risque et qualité de la réalisation.</text:p>
      <text:p text:style-name="P1"/>
      <text:p text:style-name="P1">-------------------------------------------------------------------------------------</text:p>
      <text:p text:style-name="P1"/>
      <text:p text:style-name="P1"><text:span text:style-name="T1">Code</text:span></text:p>
      <text:p text:style-name="P1">PM_NUM_2</text:p>
      <text:p text:style-name="P1"><text:span text:style-name="T1">Intitulé</text:span></text:p>
      <text:p text:style-name="P1">HTML et CSS</text:p>
      <text:p text:style-name="P1"><text:span text:style-name="T1">Description</text:span></text:p>
      <text:p text:style-name="P1">Ce cours a pour but d'initier les étudiants aux techniques de création numérique à travers la réalisation d'un site dont le thème est choisi par chacun d'eux. Il est constitué de deux phases. Une première phase de  conception du site, d'apprentissage des logiciels, accompagnée de notions sur les formats numériques et le design d'interface, d'ergonomie. Une deuxième phase de réalisation du site, fonctionnant sur le principe d'un  atelier, pendant laquelle l'étudiant met en oeuvre les acquis de la première phase. </text:p>
      <text:p text:style-name="P1"><text:span text:style-name="T1">Enseignants</text:span></text:p>
      <text:p text:style-name="P1">Maxime Chapelet</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PM_PHO</text:p>
      <text:p text:style-name="P1"><text:span text:style-name="T1">Intitulé</text:span></text:p>
      <text:p text:style-name="P1">Projets photographiques</text:p>
      <text:p text:style-name="P1"><text:span text:style-name="T1">Description</text:span></text:p>
      <text:p text:style-name="P1">Cet atelier permet de poursuivre un projet photographique engagé et conséquent.</text:p>
      <text:p text:style-name="P1"><text:span text:style-name="T1">Enseignants</text:span></text:p>
      <text:p text:style-name="P1">Pierre-Yves Brest, Etienne Dubois</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Régularité de la participation et réalisation finalisée.</text:p>
      <text:p text:style-name="P1"/>
      <text:p text:style-name="P1">-------------------------------------------------------------------------------------</text:p>
      <text:p text:style-name="P1"/>
      <text:p text:style-name="P1"><text:span text:style-name="T1">Code</text:span></text:p>
      <text:p text:style-name="P1">PM_VID</text:p>
      <text:p text:style-name="P1"><text:span text:style-name="T1">Intitulé</text:span></text:p>
      <text:p text:style-name="P1">Initiation vidéo, cadrage, montage</text:p>
      <text:p text:style-name="P1"><text:span text:style-name="T1">Description</text:span></text:p>
      <text:p text:style-name="P1">Atelier d'apprentissage des techniques de prise de vue et du langage filmique, initiation au montage numérique. Au second semestre, initiation à l'animation traditionnelle.</text:p>
      <text:p text:style-name="P1"><text:span text:style-name="T1">Enseignants</text:span></text:p>
      <text:p text:style-name="P1">Romain Descours</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Une réalisation collective et une réalisation personnelle.</text:p>
      <text:p text:style-name="P1"/>
      <text:p text:style-name="P1">-------------------------------------------------------------------------------------</text:p>
      <text:p text:style-name="P1"/>
      <text:p text:style-name="P1"><text:span text:style-name="T1">Code</text:span></text:p>
      <text:p text:style-name="P1">PP_EVL_10</text:p>
      <text:p text:style-name="P1"><text:span text:style-name="T1">Intitulé</text:span></text:p>
      <text:p text:style-name="P1">Evaluation collective Semestre 10</text:p>
      <text:p text:style-name="P1"><text:span text:style-name="T1">Description</text:span></text:p>
      <text:p text:style-name="P1"/>
      <text:p text:style-name="P1"><text:span text:style-name="T1">Enseignants</text:span></text:p>
      <text:p text:style-name="P1">Andreas Fohr</text:p>
      <text:p text:style-name="P1"><text:span text:style-name="T1">Crédits</text:span></text:p>
      <text:p text:style-name="P1">8</text:p>
      <text:p text:style-name="P1"><text:span text:style-name="T1">Pré-requis</text:span></text:p>
      <text:p text:style-name="P1">PP_EVL_9</text:p>
      <text:p text:style-name="P1"><text:span text:style-name="T1">Évaluation</text:span></text:p>
      <text:p text:style-name="P1"/>
      <text:p text:style-name="P1"/>
      <text:p text:style-name="P1">-------------------------------------------------------------------------------------</text:p>
      <text:p text:style-name="P1"/>
      <text:p text:style-name="P1"><text:span text:style-name="T1">Code</text:span></text:p>
      <text:p text:style-name="P1">PP_EVL_2</text:p>
      <text:p text:style-name="P1"><text:span text:style-name="T1">Intitulé</text:span></text:p>
      <text:p text:style-name="P1">Evaluation collective Semestre 2</text:p>
      <text:p text:style-name="P1"><text:span text:style-name="T1">Description</text:span></text:p>
      <text:p text:style-name="P1"/>
      <text:p text:style-name="P1"><text:span text:style-name="T1">Enseignants</text:span></text:p>
      <text:p text:style-name="P1">Frédéric Vaesen</text:p>
      <text:p text:style-name="P1"><text:span text:style-name="T1">Crédits</text:span></text:p>
      <text:p text:style-name="P1">4</text:p>
      <text:p text:style-name="P1"><text:span text:style-name="T1">Pré-requis</text:span></text:p>
      <text:p text:style-name="P1">PP_EVL_1</text:p>
      <text:p text:style-name="P1"><text:span text:style-name="T1">Évaluation</text:span></text:p>
      <text:p text:style-name="P1"/>
      <text:p text:style-name="P1"/>
      <text:p text:style-name="P1">-------------------------------------------------------------------------------------</text:p>
      <text:p text:style-name="P1"/>
      <text:p text:style-name="P1"><text:span text:style-name="T1">Code</text:span></text:p>
      <text:p text:style-name="P1">PP_EVL_4</text:p>
      <text:p text:style-name="P1"><text:span text:style-name="T1">Intitulé</text:span></text:p>
      <text:p text:style-name="P1">Evaluation collective Semestre 4</text:p>
      <text:p text:style-name="P1"><text:span text:style-name="T1">Description</text:span></text:p>
      <text:p text:style-name="P1"/>
      <text:p text:style-name="P1"><text:span text:style-name="T1">Enseignants</text:span></text:p>
      <text:p text:style-name="P1">David Braillon</text:p>
      <text:p text:style-name="P1"><text:span text:style-name="T1">Crédits</text:span></text:p>
      <text:p text:style-name="P1">5</text:p>
      <text:p text:style-name="P1"><text:span text:style-name="T1">Pré-requis</text:span></text:p>
      <text:p text:style-name="P1">PP_EVL_3</text:p>
      <text:p text:style-name="P1"><text:span text:style-name="T1">Évaluation</text:span></text:p>
      <text:p text:style-name="P1"/>
      <text:p text:style-name="P1"/>
      <text:p text:style-name="P1">-------------------------------------------------------------------------------------</text:p>
      <text:p text:style-name="P1"/>
      <text:p text:style-name="P1"><text:span text:style-name="T1">Code</text:span></text:p>
      <text:p text:style-name="P1">PP_EVL_6</text:p>
      <text:p text:style-name="P1"><text:span text:style-name="T1">Intitulé</text:span></text:p>
      <text:p text:style-name="P1">Evaluation collective Semestre 6</text:p>
      <text:p text:style-name="P1"><text:span text:style-name="T1">Description</text:span></text:p>
      <text:p text:style-name="P1"/>
      <text:p text:style-name="P1"><text:span text:style-name="T1">Enseignants</text:span></text:p>
      <text:p text:style-name="P1">Catherine Chevalier</text:p>
      <text:p text:style-name="P1"><text:span text:style-name="T1">Crédits</text:span></text:p>
      <text:p text:style-name="P1">5</text:p>
      <text:p text:style-name="P1"><text:span text:style-name="T1">Pré-requis</text:span></text:p>
      <text:p text:style-name="P1">PP_EVL_5</text:p>
      <text:p text:style-name="P1"><text:span text:style-name="T1">Évaluation</text:span></text:p>
      <text:p text:style-name="P1"/>
      <text:p text:style-name="P1"/>
      <text:p text:style-name="P1">-------------------------------------------------------------------------------------</text:p>
      <text:p text:style-name="P1"/>
      <text:p text:style-name="P1"><text:span text:style-name="T1">Code</text:span></text:p>
      <text:p text:style-name="P1">PP_EVL_8</text:p>
      <text:p text:style-name="P1"><text:span text:style-name="T1">Intitulé</text:span></text:p>
      <text:p text:style-name="P1">Evaluation collective Semestre 8</text:p>
      <text:p text:style-name="P1"><text:span text:style-name="T1">Description</text:span></text:p>
      <text:p text:style-name="P1"/>
      <text:p text:style-name="P1"><text:span text:style-name="T1">Enseignants</text:span></text:p>
      <text:p text:style-name="P1">Etienne Dubois</text:p>
      <text:p text:style-name="P1"><text:span text:style-name="T1">Crédits</text:span></text:p>
      <text:p text:style-name="P1">6</text:p>
      <text:p text:style-name="P1"><text:span text:style-name="T1">Pré-requis</text:span></text:p>
      <text:p text:style-name="P1">PP_EVL_7</text:p>
      <text:p text:style-name="P1"><text:span text:style-name="T1">Évaluation</text:span></text:p>
      <text:p text:style-name="P1"/>
      <text:p text:style-name="P1"/>
      <text:p text:style-name="P1">-------------------------------------------------------------------------------------</text:p>
      <text:p text:style-name="P1"/>
      <text:p text:style-name="P1"><text:span text:style-name="T1">Code</text:span></text:p>
      <text:p text:style-name="P1">PP_MEM_1</text:p>
      <text:p text:style-name="P1"><text:span text:style-name="T1">Intitulé</text:span></text:p>
      <text:p text:style-name="P1">Memoire année 1</text:p>
      <text:p text:style-name="P1"><text:span text:style-name="T1">Description</text:span></text:p>
      <text:p text:style-name="P1"/>
      <text:p text:style-name="P1"><text:span text:style-name="T1">Enseignants</text:span></text:p>
      <text:p text:style-name="P1">Gilles Dupuis</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PP_RDC</text:p>
      <text:p text:style-name="P1"><text:span text:style-name="T1">Intitulé</text:span></text:p>
      <text:p text:style-name="P1">R.D.C. (aire d'essai)</text:p>
      <text:p text:style-name="P1"><text:span text:style-name="T1">Description</text:span></text:p>
      <text:p text:style-name="P1">Espace de vie, de travail et d'exposition: réflexions et mises en relation de la production artistique depuis : sa germination, sa fabrication à son exposition. Ce module a pour objectif d'initier l'étudiant à la pratique de l'exposition. Il permet aux étudiants d'investir durant une semaine l'espace vide du rez-de-chaussée. Envisagé comme un workshop, l'étudiant finalise, confronte et met en « oeuvre » un ensemble de travaux présentés publiquement.</text:p>
      <text:p text:style-name="P1"><text:span text:style-name="T1">Enseignants</text:span></text:p>
      <text:p text:style-name="P1">Frédéric Vaesen</text:p>
      <text:p text:style-name="P1"><text:span text:style-name="T1">Crédits</text:span></text:p>
      <text:p text:style-name="P1">3</text:p>
      <text:p text:style-name="P1"><text:span text:style-name="T1">Pré-requis</text:span></text:p>
      <text:p text:style-name="P1">Accessible semestres 6 et 10</text:p>
      <text:p text:style-name="P1"><text:span text:style-name="T1">Évaluation</text:span></text:p>
      <text:p text:style-name="P1">Régularité et investissement dans l'atelier.<br/>
<text:line-break/>Évaluation lors de la présentation du projet.</text:p>
      <text:p text:style-name="P1"/>
      <text:p text:style-name="P1">-------------------------------------------------------------------------------------</text:p>
      <text:p text:style-name="P1"/>
      <text:p text:style-name="P1"><text:span text:style-name="T1">Code</text:span></text:p>
      <text:p text:style-name="P1">PP_TVI</text:p>
      <text:p text:style-name="P1"><text:span text:style-name="T1">Intitulé</text:span></text:p>
      <text:p text:style-name="P1">Vidéoscopie</text:p>
      <text:p text:style-name="P1"><text:span text:style-name="T1">Description</text:span></text:p>
      <text:p text:style-name="P1">Présentation orale, collective et vidéoscopée du projet global de l'étudiant.</text:p>
      <text:p text:style-name="P1"><text:span text:style-name="T1">Enseignants</text:span></text:p>
      <text:p text:style-name="P1">Florette Eymenier  Jean-Claude Schenkel</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T_BEU</text:p>
      <text:p text:style-name="P1"><text:span text:style-name="T1">Intitulé</text:span></text:p>
      <text:p text:style-name="P1">Le phénomène Beuys</text:p>
      <text:p text:style-name="P1"><text:span text:style-name="T1">Description</text:span></text:p>
      <text:p text:style-name="P1">Figure centrale de l'art "contemporain", considéré de son temps soit comme un génie, soit comme un charlatan, Joseph Beuys incarna la "renaissance" de l'art allemand après la seconde guerre mondiale. Considéré dans les années 70 comme un véritable "phénomène", son triomphe sur la scène artistique internationale tient aussi bien à la parfaite gestion et stylisation de son image publique, à sa verve et à son talent pour s'insérer et provoquer de vastes débats de société, qu'à la manière dont il sut incarner et actualiser certains traits de caractère fondamentaux de l?identité allemande. <br/>
<text:line-break/>Outre une connaissance approfondie de cette grande figure emblématique de l'art allemand, ce cours interrogera la question d'une "praxis politique" en art et tentera d?amorcer une réflexion critique plus vaste sur la fonction sociale et politique de l'artiste contemporain et sur la valeur et compréhension esthétiques de l'?uvre.</text:p>
      <text:p text:style-name="P1"><text:span text:style-name="T1">Enseignants</text:span></text:p>
      <text:p text:style-name="P1">Maïté Vissault</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exposé et participation orale</text:p>
      <text:p text:style-name="P1"/>
      <text:p text:style-name="P1">-------------------------------------------------------------------------------------</text:p>
      <text:p text:style-name="P1"/>
      <text:p text:style-name="P1"><text:span text:style-name="T1">Code</text:span></text:p>
      <text:p text:style-name="P1">T_BRV</text:p>
      <text:p text:style-name="P1"><text:span text:style-name="T1">Intitulé</text:span></text:p>
      <text:p text:style-name="P1">Blog revue</text:p>
      <text:p text:style-name="P1"><text:span text:style-name="T1">Description</text:span></text:p>
      <text:p text:style-name="P1">l s'agit d'un atelier qui devrait permettre d'élaborer une revue de manière collective dans le format du blog et dont la ligne éditoriale sera indépendante de toute logique communicationnelle ou promotionnelle.</text:p>
      <text:p text:style-name="P1"><text:span text:style-name="T1">Enseignants</text:span></text:p>
      <text:p text:style-name="P1">Catherine Chevalier</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présence régulière et réalisation du blog</text:p>
      <text:p text:style-name="P1"/>
      <text:p text:style-name="P1">-------------------------------------------------------------------------------------</text:p>
      <text:p text:style-name="P1"/>
      <text:p text:style-name="P1"><text:span text:style-name="T1">Code</text:span></text:p>
      <text:p text:style-name="P1">T_COM_1</text:p>
      <text:p text:style-name="P1"><text:span text:style-name="T1">Intitulé</text:span></text:p>
      <text:p text:style-name="P1">T_COM_1 : Rhétoriques de la communication</text:p>
      <text:p text:style-name="P1"><text:span text:style-name="T1">Description</text:span></text:p>
      <text:p text:style-name="P1">Dans un premier temps, ce module a pour objectif d'introduire les théories de la communication à partir d'un cadre épistémologique. En effet, ceci apparaît essentiel afin de comprendre les origines des idéologies et des utopies de la communication dont l'influence apparaît nettement dans la création contemporaine. Ainsi, nous interrogerons les terminologies des mots système, réseau, projet, complexité, interaction. Dans un second temps, nous procéderons aux lectures des ouvrages de Eve Chiapello et Luc Boltanski, de Paolo Virno, de Hal Foster.</text:p>
      <text:p text:style-name="P1"><text:span text:style-name="T1">Enseignants</text:span></text:p>
      <text:p text:style-name="P1">Catherine Chevalier</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 Essai<br/>
<text:line-break/>- travail sur table</text:p>
      <text:p text:style-name="P1"/>
      <text:p text:style-name="P1">-------------------------------------------------------------------------------------</text:p>
      <text:p text:style-name="P1"/>
      <text:p text:style-name="P1"><text:span text:style-name="T1">Code</text:span></text:p>
      <text:p text:style-name="P1">T_COM_2</text:p>
      <text:p text:style-name="P1"><text:span text:style-name="T1">Intitulé</text:span></text:p>
      <text:p text:style-name="P1">T_COM_2 : Institutions culturelles : critiques contemporaines</text:p>
      <text:p text:style-name="P1"><text:span text:style-name="T1">Description</text:span></text:p>
      <text:p text:style-name="P1">Comment reposer les termes de la critique des institutions artistiques alors même que nombres de critiques d?art ou d?acteurs clefs du marché prédisent la fin de la critique d?art ? Le module engagera une réflexion sur la situation actuelle en établissant une topologie des lieux de cette critique, à savoir une topologie des principales revues d?art.</text:p>
      <text:p text:style-name="P1"><text:span text:style-name="T1">Enseignants</text:span></text:p>
      <text:p text:style-name="P1">Catherine Chevalier</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dossier, présentation orale et essai</text:p>
      <text:p text:style-name="P1"/>
      <text:p text:style-name="P1">-------------------------------------------------------------------------------------</text:p>
      <text:p text:style-name="P1"/>
      <text:p text:style-name="P1"><text:span text:style-name="T1">Code</text:span></text:p>
      <text:p text:style-name="P1">T_COM_3</text:p>
      <text:p text:style-name="P1"><text:span text:style-name="T1">Intitulé</text:span></text:p>
      <text:p text:style-name="P1">T_COM_3 : Communication/art</text:p>
      <text:p text:style-name="P1"><text:span text:style-name="T1">Description</text:span></text:p>
      <text:p text:style-name="P1">Ce module porte sur les rapports entre les théories de la communication et certains champs de la création contemporaine : arts visuels, architecture, design, design graphique. Ces rapports s'élaborent à travers les dispositifs spécifiques que sont les expositions, les discours des critiques d'art, les pratiques artistiques, les pratiques curatoriales, les nouvelles technologies, la médiation culturelle. Ils se jouent au niveau conceptuel, au niveau théorique, au niveau technologique. Nous envisagerons chacun de ces angles avec de nombreux exemples et en particulier à partir de l??uvre de Heimo Zobernig.</text:p>
      <text:p text:style-name="P1"><text:span text:style-name="T1">Enseignants</text:span></text:p>
      <text:p text:style-name="P1">Catherine Chevalier</text:p>
      <text:p text:style-name="P1"><text:span text:style-name="T1">Crédits</text:span></text:p>
      <text:p text:style-name="P1">3</text:p>
      <text:p text:style-name="P1"><text:span text:style-name="T1">Pré-requis</text:span></text:p>
      <text:p text:style-name="P1"/>
      <text:p text:style-name="P1"><text:span text:style-name="T1">Évaluation</text:span></text:p>
      <text:p text:style-name="P1">un dossier portant sur une analyse d'une oeuvre ou d'une exposition et un exposé oral</text:p>
      <text:p text:style-name="P1"/>
      <text:p text:style-name="P1">-------------------------------------------------------------------------------------</text:p>
      <text:p text:style-name="P1"/>
      <text:p text:style-name="P1"><text:span text:style-name="T1">Code</text:span></text:p>
      <text:p text:style-name="P1">T_DIS</text:p>
      <text:p text:style-name="P1"><text:span text:style-name="T1">Intitulé</text:span></text:p>
      <text:p text:style-name="P1">Bureau des projets, section DIS(trans)PLAY</text:p>
      <text:p text:style-name="P1"><text:span text:style-name="T1">Description</text:span></text:p>
      <text:p text:style-name="P1">Inscrit dans le Bureau Des Projets (dirigé par Fred Vaesen, Maïté Vissault et Catherine Chevalier), cette section s?intéresse tout particulièrement aux questions relatives aux formats et aux systèmes modulables de l?exposition.<br/>
<text:line-break/>À la fois jeu, dispositifs, cellules, construction et déconstruction d?espaces temps, DIS(trans)PLAY est un laboratoire théorique et pratique dont l?objectif est d?expérimenter l?espace d?exposition comme espace performatif mobile et modulable.<br/>
<text:line-break/>Amorcé en 2008/09, l'atelier offre aux étudiants une expérience pratique et alternative de la mise en exposition et du display, par la réalisation d'un ou de plusieurs événements à imaginer et à réaliser dans et hors les murs de l?École. Plus qu?un projet ou un laboratoire, son objectif est donc de manipuler, pratiquer, penser, coordonner, archiver, documenter, programmer, signifier... des ?uvres dans l?espace.</text:p>
      <text:p text:style-name="P1"><text:span text:style-name="T1">Enseignants</text:span></text:p>
      <text:p text:style-name="P1">Maïté Vissault</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Régularité et investissement dans l?atelier, évaluation continue.</text:p>
      <text:p text:style-name="P1"/>
      <text:p text:style-name="P1">-------------------------------------------------------------------------------------</text:p>
      <text:p text:style-name="P1"/>
      <text:p text:style-name="P1"><text:span text:style-name="T1">Code</text:span></text:p>
      <text:p text:style-name="P1">T_FIG_1-2</text:p>
      <text:p text:style-name="P1"><text:span text:style-name="T1">Intitulé</text:span></text:p>
      <text:p text:style-name="P1">Figures</text:p>
      <text:p text:style-name="P1"><text:span text:style-name="T1">Description</text:span></text:p>
      <text:p text:style-name="P1">Il s'agit pour chaque étudiant en fin de cursus de présenter son travail dans un contexte proche de celui du diplôme ou d'une exposition en l'accompagnant d'un discours réflexif et critique. Ce séminaire permet aux étudiants de faire le lien entre les théories discutées dans le séminaire TEXTES et leur propre travail.</text:p>
      <text:p text:style-name="P1"><text:span text:style-name="T1">Enseignants</text:span></text:p>
      <text:p text:style-name="P1">Andréas Fohr, Catherine Chevalier</text:p>
      <text:p text:style-name="P1"><text:span text:style-name="T1">Crédits</text:span></text:p>
      <text:p text:style-name="P1">3</text:p>
      <text:p text:style-name="P1"><text:span text:style-name="T1">Pré-requis</text:span></text:p>
      <text:p text:style-name="P1">PP_EVL_7</text:p>
      <text:p text:style-name="P1"><text:span text:style-name="T1">Évaluation</text:span></text:p>
      <text:p text:style-name="P1">Présentation du travail de l'étudiant dans un contexte proche de l'exposition.</text:p>
      <text:p text:style-name="P1"/>
      <text:p text:style-name="P1">-------------------------------------------------------------------------------------</text:p>
      <text:p text:style-name="P1"/>
      <text:p text:style-name="P1"><text:span text:style-name="T1">Code</text:span></text:p>
      <text:p text:style-name="P1">T_HDG_1</text:p>
      <text:p text:style-name="P1"><text:span text:style-name="T1">Intitulé</text:span></text:p>
      <text:p text:style-name="P1">Histoire et actualité du graphisme 1</text:p>
      <text:p text:style-name="P1"><text:span text:style-name="T1">Description</text:span></text:p>
      <text:p text:style-name="P1">Sensibilisation à l'histoire du graphisme, des origines à nos jours, à partir d'une vaste présentation iconographique, offrant un panorama sur les différents aspects de sa pratique : art de l'affiche, création typographique, graphisme éditorial, graphisme de presse, graphisme d'information, signalétique, graphisme multimédia, habillage télévisuel... Acquisition de repères et d'outils d'analyse pour comprendre l'évolution du graphisme, en lien avec les grands courants esthétiques français et internationaux, avec les arts plastiques, la photographie, le design et l'urbanisme.</text:p>
      <text:p text:style-name="P1"><text:span text:style-name="T1">Enseignants</text:span></text:p>
      <text:p text:style-name="P1">Michel Wlassikoff</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Un dossier, avec des contenus et une mise en page adaptée.</text:p>
      <text:p text:style-name="P1"/>
      <text:p text:style-name="P1">-------------------------------------------------------------------------------------</text:p>
      <text:p text:style-name="P1"/>
      <text:p text:style-name="P1"><text:span text:style-name="T1">Code</text:span></text:p>
      <text:p text:style-name="P1">T_HDG_2</text:p>
      <text:p text:style-name="P1"><text:span text:style-name="T1">Intitulé</text:span></text:p>
      <text:p text:style-name="P1">Histoire et actualité du graphisme 2</text:p>
      <text:p text:style-name="P1"><text:span text:style-name="T1">Description</text:span></text:p>
      <text:p text:style-name="P1">Sensibilisation à lhistoire du graphisme, des origines à nos jours, à partir d'une vaste présentation iconographique, offrant un panorama sur les différents aspects de sa pratique : art de l'affiche, création typographique, graphisme éditorial, graphisme de presse, graphisme d'information, signalétique, graphisme multimédia, habillage télévisuel... Acquisition de repères et doutils danalyse pour comprendre l'évolution du graphisme, en lien avec les grands courants esthétiques français et internationaux, avec les arts plastiques, la photographie, le design et l'urbanisme.</text:p>
      <text:p text:style-name="P1"><text:span text:style-name="T1">Enseignants</text:span></text:p>
      <text:p text:style-name="P1">Michel Wlassikoff</text:p>
      <text:p text:style-name="P1"><text:span text:style-name="T1">Crédits</text:span></text:p>
      <text:p text:style-name="P1">2</text:p>
      <text:p text:style-name="P1"><text:span text:style-name="T1">Pré-requis</text:span></text:p>
      <text:p text:style-name="P1">T_HDG_1</text:p>
      <text:p text:style-name="P1"><text:span text:style-name="T1">Évaluation</text:span></text:p>
      <text:p text:style-name="P1"/>
      <text:p text:style-name="P1"/>
      <text:p text:style-name="P1">-------------------------------------------------------------------------------------</text:p>
      <text:p text:style-name="P1"/>
      <text:p text:style-name="P1"><text:span text:style-name="T1">Code</text:span></text:p>
      <text:p text:style-name="P1">T_IHA</text:p>
      <text:p text:style-name="P1"><text:span text:style-name="T1">Intitulé</text:span></text:p>
      <text:p text:style-name="P1">Initiation Histoire de l'art</text:p>
      <text:p text:style-name="P1"><text:span text:style-name="T1">Description</text:span></text:p>
      <text:p text:style-name="P1">Exploration approfondie de quelques périodes, styles, mouvements et artistes qui jalonnent l'histoire de l'art. Nous réfléchirons sur l'impact du contexte historique sur la production artistique.<br/>
<text:line-break/>Support principal : morceaux choisis dans "Palettes" d'Alain Jaubert.</text:p>
      <text:p text:style-name="P1"><text:span text:style-name="T1">Enseignants</text:span></text:p>
      <text:p text:style-name="P1">Maïté Vissault</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dossier et participation orale</text:p>
      <text:p text:style-name="P1"/>
      <text:p text:style-name="P1">-------------------------------------------------------------------------------------</text:p>
      <text:p text:style-name="P1"/>
      <text:p text:style-name="P1"><text:span text:style-name="T1">Code</text:span></text:p>
      <text:p text:style-name="P1">T_MUL</text:p>
      <text:p text:style-name="P1"><text:span text:style-name="T1">Intitulé</text:span></text:p>
      <text:p text:style-name="P1">Objet édité, art multipliable</text:p>
      <text:p text:style-name="P1"><text:span text:style-name="T1">Description</text:span></text:p>
      <text:p text:style-name="P1">Désignant communément un objet d?art édité à plus de trois exemplaires, la forme singulière du multiple s?est précisée au fil de son histoire en adéquation avec les enjeux idéologiques de son temps. Né au seuil des années 70 du mouvement de démocratisation de l??uvre d?art, le multiple s?inscrit dans la lignée des ready-mades de Marcel Duchamp et de l?édition graphique. Son émergence conceptuelle, peut ainsi être lue comme le signe d?un « nouveau » type de positionnement artistique hétérogène réfléchissant la manifestation d?une nouvelle conscience des liens existants entre création, production et diffusion artistiques.<br/>
<text:line-break/><br/>
<text:line-break/>L?étude de cette forme hybride, de son émergence et de son devenir dans l?art contemporain, nous permettra d?interroger les concepts fondamentaux de l??uvre d?art traditionnelle : originalité, authenticité, unicité, rareté, signatures, etc., ainsi que l?inscription de l?objet d?art comme produit dans un monde dominé par le marché : production, reproductions, diffusion, commercialisation etc.</text:p>
      <text:p text:style-name="P1"><text:span text:style-name="T1">Enseignants</text:span></text:p>
      <text:p text:style-name="P1">Maïté Vissault</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exposé et participation orale</text:p>
      <text:p text:style-name="P1"/>
      <text:p text:style-name="P1">-------------------------------------------------------------------------------------</text:p>
      <text:p text:style-name="P1"/>
      <text:p text:style-name="P1"><text:span text:style-name="T1">Code</text:span></text:p>
      <text:p text:style-name="P1">T_PMO</text:p>
      <text:p text:style-name="P1"><text:span text:style-name="T1">Intitulé</text:span></text:p>
      <text:p text:style-name="P1">De la postmodernité</text:p>
      <text:p text:style-name="P1"><text:span text:style-name="T1">Description</text:span></text:p>
      <text:p text:style-name="P1">"A l'évidence de l'unité, je préfère le désordre de la vie." Robert Venturi, De l'ambiguïté en architecture.<br/>
<text:line-break/>Né de l'effondrement des oppositions maintenues par la guerre froide, de l'ouverture, du mixage des informations, des techniques de la communication, d'un besoin d'immédiateté et d'engagement dans le présent, l'éclectisme comme forme est une sorte de matrice où s'expriment l'hétérogénéité, les contrastes et paradoxes qui fondent le monde contemporain.<br/>
<text:line-break/>Par ce biais, nous aborderons une réflexion sur les théories de la postmodernité (Jean-François Lyotard, Deleuze et Guattari, Jameson) et étudierons comment l'?uvre contemporaine est foncièrement marquée par l'hybridité, l'altérité, le désordre et la pluralité.</text:p>
      <text:p text:style-name="P1"><text:span text:style-name="T1">Enseignants</text:span></text:p>
      <text:p text:style-name="P1">Maïté Vissault</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exposé et participation orale</text:p>
      <text:p text:style-name="P1"/>
      <text:p text:style-name="P1">-------------------------------------------------------------------------------------</text:p>
      <text:p text:style-name="P1"/>
      <text:p text:style-name="P1"><text:span text:style-name="T1">Code</text:span></text:p>
      <text:p text:style-name="P1">T_SOC</text:p>
      <text:p text:style-name="P1"><text:span text:style-name="T1">Intitulé</text:span></text:p>
      <text:p text:style-name="P1">So contemporary</text:p>
      <text:p text:style-name="P1"><text:span text:style-name="T1">Description</text:span></text:p>
      <text:p text:style-name="P1">Dans un contexte où les visites des expositions d'art se réduisent à des parcours établis accompagnés d'informations sur les oeuvres, cet ARC vise à a contrario à inviter les étudiants à une visite singulière et critique d'expositions d'art contemporain réalisées dans des cadres différents (institutionnels, alternatifs, privés )  et à défendre ensuite collectivement leur position à l'aide d'une argumentation. Il s'agit alors de confronter les discours théoriques et critiques sur les oeuvres et les expositions à une pratique réelle de la visite. <br/>
<text:line-break/>Il s'agit également de se rendre compte d'une certaine actualité de l'art contemporain et pour chaque étudiant, de développer des critères qui permettront de construire une critique et ainsi, de positionner son travail en rapport à ce champs et ses différentes figures.</text:p>
      <text:p text:style-name="P1"><text:span text:style-name="T1">Enseignants</text:span></text:p>
      <text:p text:style-name="P1">Andreas Fohr, Catherine Chevalier</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Régularité et pertinence de la participation. un exposée portant un regard critique sur une exposition actuelle</text:p>
      <text:p text:style-name="P1"/>
      <text:p text:style-name="P1">-------------------------------------------------------------------------------------</text:p>
      <text:p text:style-name="P1"/>
      <text:p text:style-name="P1"><text:span text:style-name="T1">Code</text:span></text:p>
      <text:p text:style-name="P1">T_SUR</text:p>
      <text:p text:style-name="P1"><text:span text:style-name="T1">Intitulé</text:span></text:p>
      <text:p text:style-name="P1">Ecriture et surréalisme</text:p>
      <text:p text:style-name="P1"><text:span text:style-name="T1">Description</text:span></text:p>
      <text:p text:style-name="P1">L?histoire de ce mouvement révolutionnaire, sera abordée sous trois angles : celui des arts, de la littérature et du cinéma. L'enseignement sera complété d?un atelier d?initiation à l?écriture surréaliste.</text:p>
      <text:p text:style-name="P1"><text:span text:style-name="T1">Enseignants</text:span></text:p>
      <text:p text:style-name="P1">Christophe Catsaros</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
      <text:p text:style-name="P1"/>
      <text:p text:style-name="P1">-------------------------------------------------------------------------------------</text:p>
      <text:p text:style-name="P1"/>
      <text:p text:style-name="P1"><text:span text:style-name="T1">Code</text:span></text:p>
      <text:p text:style-name="P1">T_TER</text:p>
      <text:p text:style-name="P1"><text:span text:style-name="T1">Intitulé</text:span></text:p>
      <text:p text:style-name="P1">Enjeux politiques et sociaux de la représentation du territoire</text:p>
      <text:p text:style-name="P1"><text:span text:style-name="T1">Description</text:span></text:p>
      <text:p text:style-name="P1">Enjeux politiques et sociaux de la représentation du territoire.<br/>
<text:line-break/><br/>
<text:line-break/>Des prairies hollandaises du 18e siècle aux images actuelles des banlieues, la représentation du territoire recèle souvent une motivation politique. On a dépeint, aussi bien la campagne que la ville, pour asseoir un pouvoir, symboliser, définir, saisir, fixer, et finalement projeter l?emprise souhaitée sur une région donnée.<br/>
<text:line-break/>La représentation est un dispositif de captation. À partir d?exemples choisis en peinture, photographie, ainsi que dans des films du 20e siècle, nous allons décrypter certains de ces mécanismes.</text:p>
      <text:p text:style-name="P1"><text:span text:style-name="T1">Enseignants</text:span></text:p>
      <text:p text:style-name="P1">Christophe Catsaros</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L'acquisition des connaissances sera validée par la participation active aux cours et un examen écrit en fin de semestre</text:p>
      <text:p text:style-name="P1"/>
      <text:p text:style-name="P1">-------------------------------------------------------------------------------------</text:p>
      <text:p text:style-name="P1"/>
      <text:p text:style-name="P1"><text:span text:style-name="T1">Code</text:span></text:p>
      <text:p text:style-name="P1">T_TRA</text:p>
      <text:p text:style-name="P1"><text:span text:style-name="T1">Intitulé</text:span></text:p>
      <text:p text:style-name="P1">TRANSPLAY, BDP extension</text:p>
      <text:p text:style-name="P1"><text:span text:style-name="T1">Description</text:span></text:p>
      <text:p text:style-name="P1">Ce module est conçu comme un temps supplémentaire de réalisation et d?aboutissement des activités de l?atelier DIS(trans)PLAY (voir : Bureau des Projets). Il permettra, entre autres, d?intensifier le travail lié à la cellule DIS(trans)PLAY, de mener des actions spécifiques, comme la préparation d?une semaine spécifique sur le Display au second semestre, un projet d?édition, la constitution d?un programme d?actions faisant intervenir des partenaires extérieurs (intervenants et interventions).</text:p>
      <text:p text:style-name="P1"><text:span text:style-name="T1">Enseignants</text:span></text:p>
      <text:p text:style-name="P1">Maïté Vissault</text:p>
      <text:p text:style-name="P1"><text:span text:style-name="T1">Crédits</text:span></text:p>
      <text:p text:style-name="P1">1</text:p>
      <text:p text:style-name="P1"><text:span text:style-name="T1">Pré-requis</text:span></text:p>
      <text:p text:style-name="P1"/>
      <text:p text:style-name="P1"><text:span text:style-name="T1">Évaluation</text:span></text:p>
      <text:p text:style-name="P1">Régularité et investissement dans l?atelier, évaluation continue.</text:p>
      <text:p text:style-name="P1"/>
      <text:p text:style-name="P1">-------------------------------------------------------------------------------------</text:p>
      <text:p text:style-name="P1"/>
      <text:p text:style-name="P1"><text:span text:style-name="T1">Code</text:span></text:p>
      <text:p text:style-name="P1">T_TXT</text:p>
      <text:p text:style-name="P1"><text:span text:style-name="T1">Intitulé</text:span></text:p>
      <text:p text:style-name="P1">Textes</text:p>
      <text:p text:style-name="P1"><text:span text:style-name="T1">Description</text:span></text:p>
      <text:p text:style-name="P1">Ce séminaire s'adresse aux étudiants en fin de parcours. Il a pour objectif d'initier les étudiants à une confrontation critique et collective à partir d'une lecture collective d'un texte philosophique. Il s'agit de relier les préoccupations concrètes des étudiants relatives à leurs activités artistiques et/ou professionnelles aux questions soulevées par des philosophes sur la création contemporaine.</text:p>
      <text:p text:style-name="P1"><text:span text:style-name="T1">Enseignants</text:span></text:p>
      <text:p text:style-name="P1">Catherine Chevalier, Andreas Fohr</text:p>
      <text:p text:style-name="P1"><text:span text:style-name="T1">Crédits</text:span></text:p>
      <text:p text:style-name="P1">3</text:p>
      <text:p text:style-name="P1"><text:span text:style-name="T1">Pré-requis</text:span></text:p>
      <text:p text:style-name="P1">PP_EVL_7</text:p>
      <text:p text:style-name="P1"><text:span text:style-name="T1">Évaluation</text:span></text:p>
      <text:p text:style-name="P1"> - préparation d'une séance et rendu écrit</text:p>
      <text:p text:style-name="P1"/>
      <text:p text:style-name="P1">-------------------------------------------------------------------------------------</text:p>
      <text:p text:style-name="P1"/>
      <text:p text:style-name="P1"><text:span text:style-name="T1">Code</text:span></text:p>
      <text:p text:style-name="P1">T_VIM</text:p>
      <text:p text:style-name="P1"><text:span text:style-name="T1">Intitulé</text:span></text:p>
      <text:p text:style-name="P1">Videomix, art vidéo et  espace social</text:p>
      <text:p text:style-name="P1"><text:span text:style-name="T1">Description</text:span></text:p>
      <text:p text:style-name="P1">Ce module étudie l?histoire de l'utilisation de l'image en mouvement (vidéo, film...) des années soixante à nos jours. A travers des exemples précis, nous analyserons : Comment les artistes vidéastes et certaines cinéastes questionnent l'espace social et politique et répondent ou réagissent à un certain nombre de problématiques d?ordre social, racial, culturel, identitaire, féministe? politique. <br/>
<text:line-break/>Cette approche nous amènera à interroger en détail les notions de fiction réaliste et de réalisme fictionnel, ainsi que notre perception de la relation espace-temps : des débuts de l'art vidéo polarisé sur l'exploration de la dimension temporelle (la performance, le corps) jusqu'à l'aube du 21e siècle où le passage à  une extrême spatialisation répond au chamboulement des repères socio-spatiaux de notre époque. (Ref : L'image temps - L'image mouvement de Deleuze; La fable cinématographique, Rancière; Vidéo un art contemporain, Françoise Parfait)<br/>
<text:line-break/>Des questions d?ordre formel concernant la vidéo, le film, le mixage, leur différenciation ou entrecroisement, y seront abordées et feront faire l'objet d'expérimentations en lien avec la thématique du cours. </text:p>
      <text:p text:style-name="P1"><text:span text:style-name="T1">Enseignants</text:span></text:p>
      <text:p text:style-name="P1">Andreas Fohr, Maïté Vissault</text:p>
      <text:p text:style-name="P1"><text:span text:style-name="T1">Crédits</text:span></text:p>
      <text:p text:style-name="P1">2</text:p>
      <text:p text:style-name="P1"><text:span text:style-name="T1">Pré-requis</text:span></text:p>
      <text:p text:style-name="P1"/>
      <text:p text:style-name="P1"><text:span text:style-name="T1">Évaluation</text:span></text:p>
      <text:p text:style-name="P1">Régularité et pertinence de la participation, réalisation d'une séquence vidéo (à définir).</text:p>
      <text:p text:style-name="P1"/>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949.42</meta:generator>
  </office:meta>
</office:document-meta>
</file>